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="solid" draw:fill-color="#23b8dc" draw:textarea-horizontal-align="center" draw:textarea-vertical-align="middle" draw:fit-to-size="false"/>
    </style:style>
    <style:style style:name="gr3" style:family="graphic" style:parent-style-name="standard">
      <style:graphic-properties svg:stroke-width="0.102cm" draw:marker-start-width="0.352cm" draw:marker-end-width="0.352cm" draw:fill="solid" draw:fill-color="#ffff66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-width="0.352cm" draw:fill="solid" draw:fill-color="#ffff66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5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02cm" draw:marker-start-width="0.352cm" draw:marker-end-width="0.352cm" draw:fill="solid" draw:fill-color="#23ff23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7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22pt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T1" style:family="text">
      <style:text-properties fo:font-size="22pt"/>
    </style:style>
    <style:style style:name="T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7.145cm" svg:height="13.777cm" svg:x="1.905cm" svg:y="11.965cm">
          <text:p text:style-name="P1">WrappedModel e.g. SWAN</text:p>
        </draw:rect>
        <draw:rect draw:style-name="gr2" draw:text-style-name="P3" draw:id="id2" draw:layer="layout" svg:width="17.145cm" svg:height="2.093cm" svg:x="1.905cm" svg:y="9.837cm">
          <text:p text:style-name="P1"><text:span text:style-name="T1">StochModelInstance</text:span></text:p>
        </draw:rect>
        <draw:custom-shape draw:style-name="gr3" draw:text-style-name="P1" draw:id="id1" draw:layer="layout" svg:width="9.525cm" svg:height="7.62cm" svg:x="5.67cm" svg:y="0.87cm">
          <text:p text:style-name="P1">StochModelConf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844cm" svg:height="1.604cm" svg:x="6.231cm" svg:y="2.073cm">
          <text:p text:style-name="P1">Connector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844cm" svg:height="1.604cm" svg:x="6.231cm" svg:y="6.083cm">
          <text:p text:style-name="P1">Model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844cm" svg:height="1.605cm" svg:x="6.231cm" svg:y="4.078cm">
          <text:p text:style-name="P1">UncertaintyModel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0.432cm" svg:y1="8.49cm" svg:x2="10.477cm" svg:y2="9.837cm" draw:start-shape="id1" draw:start-glue-point="2" draw:end-shape="id2" draw:end-glue-point="0">
          <text:p/>
        </draw:connector>
        <draw:rect draw:style-name="gr1" draw:text-style-name="P2" draw:id="id8" draw:layer="layout" svg:width="5.515cm" svg:height="1.688cm" svg:x="2.375cm" svg:y="13.552cm">
          <text:p text:style-name="P1">Parameter</text:p>
          <text:p text:style-name="P1">UncertaintyModel</text:p>
        </draw:rect>
        <draw:rect draw:style-name="gr2" draw:text-style-name="P4" draw:layer="layout" svg:width="5.515cm" svg:height="0.529cm" svg:x="2.375cm" svg:y="12.997cm">
          <text:p text:style-name="P4"><text:span text:style-name="T2">StochModelInstance</text:span></text:p>
        </draw:rect>
        <draw:custom-shape draw:style-name="gr6" draw:text-style-name="P2" draw:id="id5" draw:layer="layout" svg:width="5.08cm" svg:height="2.54cm" svg:x="8.755cm" svg:y="22.725cm">
          <text:p text:style-name="P1">external SWAN</text:p>
          <text:p text:style-name="P1">mode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id="id7" draw:layer="layout" svg:width="5.08cm" svg:height="2.54cm" svg:x="13.5cm" svg:y="19.45cm">
          <text:p text:style-name="P1">SwanToXml</text:p>
          <text:p text:style-name="P1">Convers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id="id3" draw:layer="layout" svg:width="5.08cm" svg:height="2.54cm" svg:x="4.11cm" svg:y="19.45cm">
          <text:p text:style-name="P1">XmlToSwan</text:p>
          <text:p text:style-name="P1">Convers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" draw:id="id6" draw:layer="layout" svg:width="1.905cm" svg:height="1.905cm" svg:x="15.088cm" svg:y="23.043cm">
          <text:p text:style-name="P1">swan</text:p>
          <text:p text:style-name="P1">outpu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id="id4" draw:layer="layout" svg:width="1.905cm" svg:height="1.905cm" svg:x="5.698cm" svg:y="23.043cm">
          <text:p text:style-name="P1">swan</text:p>
          <text:p text:style-name="P1">input</text:p>
          <draw:enhanced-geometry svg:viewBox="0 0 88 21600" draw:glue-points="44 ?f6 44 0 0 10800 44 21600 88 10800" draw:text-areas="0 ?f6 88 ?f3" draw:type="can" draw:modifiers="3603.777544596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id="id10" draw:layer="layout" svg:width="1.905cm" svg:height="1.905cm" svg:x="5.698cm" svg:y="16.595cm">
          <text:p text:style-name="P1">xm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id="id11" draw:layer="layout" svg:width="1.905cm" svg:height="1.905cm" svg:x="15.088cm" svg:y="16.595cm">
          <text:p text:style-name="P1">xm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2" draw:id="id9" draw:layer="layout" svg:width="6.35cm" svg:height="1.688cm" svg:x="9.13cm" svg:y="13.552cm">
          <text:p text:style-name="P1">BlackBoxModelBuilder</text:p>
        </draw:rect>
        <draw:rect draw:style-name="gr2" draw:text-style-name="P1" draw:layer="layout" svg:width="6.35cm" svg:height="0.529cm" svg:x="9.13cm" svg:y="12.997cm">
          <text:p text:style-name="P1">ModelInstance</text:p>
        </draw:rect>
        <draw:connector draw:style-name="gr8" draw:text-style-name="P2" draw:layer="layout" svg:x1="6.649cm" svg:y1="21.99cm" svg:x2="6.65cm" svg:y2="23.043cm" draw:start-shape="id3" draw:start-glue-point="8" draw:end-shape="id4" draw:end-glue-point="5">
          <text:p/>
        </draw:connector>
        <draw:connector draw:style-name="gr8" draw:text-style-name="P2" draw:layer="layout" svg:x1="7.603cm" svg:y1="23.995cm" svg:x2="8.755cm" svg:y2="23.994cm" draw:start-shape="id4" draw:start-glue-point="8" draw:end-shape="id5" draw:end-glue-point="6">
          <text:p/>
        </draw:connector>
        <draw:connector draw:style-name="gr8" draw:text-style-name="P2" draw:layer="layout" svg:x1="13.835cm" svg:y1="23.994cm" svg:x2="15.088cm" svg:y2="23.995cm" draw:start-shape="id5" draw:start-glue-point="10" draw:end-shape="id6" draw:end-glue-point="6">
          <text:p/>
        </draw:connector>
        <draw:connector draw:style-name="gr8" draw:text-style-name="P2" draw:layer="layout" svg:x1="16.04cm" svg:y1="23.043cm" svg:x2="16.039cm" svg:y2="21.99cm" draw:start-shape="id6" draw:start-glue-point="5" draw:end-shape="id7" draw:end-glue-point="8">
          <text:p/>
        </draw:connector>
        <draw:connector draw:style-name="gr8" draw:text-style-name="P2" draw:layer="layout" svg:x1="7.89cm" svg:y1="14.396cm" svg:x2="9.13cm" svg:y2="14.396cm" draw:start-shape="id8" draw:start-glue-point="1" draw:end-shape="id9" draw:end-glue-point="3">
          <text:p/>
        </draw:connector>
        <draw:connector draw:style-name="gr8" draw:text-style-name="P2" draw:layer="layout" svg:x1="12.305cm" svg:y1="15.24cm" svg:x2="6.65cm" svg:y2="16.595cm" draw:start-shape="id9" draw:start-glue-point="2" draw:end-shape="id10" draw:end-glue-point="5">
          <text:p/>
        </draw:connector>
        <draw:connector draw:style-name="gr8" draw:text-style-name="P2" draw:layer="layout" svg:x1="16.04cm" svg:y1="16.595cm" svg:x2="15.48cm" svg:y2="14.396cm" draw:start-shape="id11" draw:start-glue-point="5" draw:end-shape="id9" draw:end-glue-point="1">
          <text:p/>
        </draw:connector>
        <draw:connector draw:style-name="gr8" draw:text-style-name="P2" draw:layer="layout" svg:x1="6.65cm" svg:y1="18.5cm" svg:x2="6.649cm" svg:y2="19.45cm" draw:start-shape="id10" draw:start-glue-point="7" draw:end-shape="id3" draw:end-glue-point="4">
          <text:p/>
        </draw:connector>
        <draw:connector draw:style-name="gr8" draw:text-style-name="P2" draw:layer="layout" svg:x1="16.039cm" svg:y1="19.45cm" svg:x2="16.04cm" svg:y2="18.5cm" draw:start-shape="id7" draw:start-glue-point="4" draw:end-shape="id11" draw:end-glue-point="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6-05T23:45:38</meta:creation-date>
    <dc:date>2007-06-15T11:19:33</dc:date>
    <dc:language>en-US</dc:language>
    <meta:editing-cycles>8</meta:editing-cycles>
    <meta:editing-duration>PT9H12M3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